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B8000003A08A1F98C5ADEE2E33.png" manifest:media-type="image/png"/>
  <manifest:file-entry manifest:full-path="Pictures/10000201000002B8000003A0EBBB98CC8E81F0A9.png" manifest:media-type="image/png"/>
  <manifest:file-entry manifest:full-path="Pictures/100002010000020000000200138A28AFDC61E5C3.png" manifest:media-type="image/png"/>
  <manifest:file-entry manifest:full-path="Pictures/10000201000002B8000003A09C730E596DAD3E4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8f187c"/>
    </style:style>
    <style:style style:name="P3" style:family="paragraph">
      <loext:graphic-properties draw:fill="none" draw:fill-color="#ffffff"/>
      <style:text-properties fo:color="#8f187c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8f187c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546cm" svg:height="13.546cm" svg:x="13.954cm" svg:y="4.853cm">
          <draw:image xlink:href="Pictures/100002010000020000000200138A28AFDC61E5C3.png" xlink:type="simple" xlink:show="embed" xlink:actuate="onLoad">
            <text:p/>
          </draw:image>
        </draw:frame>
        <draw:frame draw:style-name="gr2" draw:text-style-name="P3" draw:layer="layout" svg:width="25.517cm" svg:height="2.376cm" svg:x="9.265cm" svg:y="2.307cm">
          <draw:text-box>
            <text:p text:style-name="P2"><text:span text:style-name="T1">KromWorks Weatherstation</text:span></text:p>
          </draw:text-box>
        </draw:frame>
        <draw:frame draw:style-name="gr1" draw:text-style-name="P1" draw:layer="layout" svg:width="7.049cm" svg:height="9.398cm" svg:x="3.476cm" svg:y="7.35cm">
          <draw:image xlink:href="Pictures/10000201000002B8000003A09C730E596DAD3E48.png" xlink:type="simple" xlink:show="embed" xlink:actuate="onLoad">
            <text:p/>
          </draw:image>
        </draw:frame>
        <draw:frame draw:style-name="gr1" draw:text-style-name="P1" draw:layer="layout" svg:width="7.112cm" svg:height="9.482cm" svg:x="31.48cm" svg:y="7.35cm">
          <draw:image xlink:href="Pictures/10000201000002B8000003A0EBBB98CC8E81F0A9.png" xlink:type="simple" xlink:show="embed" xlink:actuate="onLoad">
            <text:p/>
          </draw:image>
        </draw:frame>
        <draw:frame draw:style-name="gr1" draw:text-style-name="P1" draw:layer="layout" svg:width="9.398cm" svg:height="8.931cm" svg:x="16.367cm" svg:y="19.542cm">
          <draw:image xlink:href="Pictures/10000201000002B8000003A08A1F98C5ADEE2E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4:13:47.309719951</meta:creation-date>
    <dc:date>2019-06-24T14:24:29.607428437</dc:date>
    <meta:editing-duration>PT10M42S</meta:editing-duration>
    <meta:editing-cycles>1</meta:editing-cycles>
    <meta:document-statistic meta:object-count="5"/>
    <meta:generator>LibreOffice/6.0.7.3$Linux_X86_64 LibreOffice_project/00m0$Build-3</meta:generator>
  </office:meta>
</office:document-meta>
</file>